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134in" svg:y="0.4051in">
            <draw:object draw:notify-on-update-of-ranges="Sheet1.A1:Sheet1.A1 Sheet1.A2:Sheet1.A33 Sheet1.B1:Sheet1.B1 Sheet1.B2:Sheet1.B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17M09.389S" calcext:value-type="time">
            <text:p>17:09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10M24.813S" calcext:value-type="time">
            <text:p>10:24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7M05.398S" calcext:value-type="time">
            <text:p>07:05.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6M59.605S" calcext:value-type="time">
            <text:p>06:59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6M04.904S" calcext:value-type="time">
            <text:p>06:04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4M38.91S" calcext:value-type="time">
            <text:p>04:38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4M36.69S" calcext:value-type="time">
            <text:p>04:36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time" office:time-value="PT00H04M39.95S" calcext:value-type="time">
            <text:p>04:39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time" office:time-value="PT00H03M40.486S" calcext:value-type="time">
            <text:p>03:40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time" office:time-value="PT00H04M04.616S" calcext:value-type="time">
            <text:p>04:04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0H03M40.051S" calcext:value-type="time">
            <text:p>03:40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0H03M40.767S" calcext:value-type="time">
            <text:p>03:40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time" office:time-value="PT00H03M36.685S" calcext:value-type="time">
            <text:p>03:36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time" office:time-value="PT00H03M27.731S" calcext:value-type="time">
            <text:p>03:27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time" office:time-value="PT00H03M39.333S" calcext:value-type="time">
            <text:p>03:39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time" office:time-value="PT00H03M39.488S" calcext:value-type="time">
            <text:p>03:39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time" office:time-value="PT00H03M36.704S" calcext:value-type="time">
            <text:p>03:36.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time" office:time-value="PT00H03M41.009S" calcext:value-type="time">
            <text:p>03:41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time" office:time-value="PT00H03M37.627S" calcext:value-type="time">
            <text:p>03:37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time" office:time-value="PT00H03M33.894S" calcext:value-type="time">
            <text:p>03:33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0H03M37.027S" calcext:value-type="time">
            <text:p>03:37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0H03M33.739S" calcext:value-type="time">
            <text:p>03:33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time" office:time-value="PT00H06M46.656S" calcext:value-type="time">
            <text:p>06:46.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time" office:time-value="PT00H07M10.26S" calcext:value-type="time">
            <text:p>07:10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time" office:time-value="PT00H04M41.234S" calcext:value-type="time">
            <text:p>04:41.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time" office:time-value="PT00H07M03.776S" calcext:value-type="time">
            <text:p>07:03.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time" office:time-value="PT00H05M17.07S" calcext:value-type="time">
            <text:p>05:17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time" office:time-value="PT00H06M55.514S" calcext:value-type="time">
            <text:p>06:55.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time" office:time-value="PT00H03M39.084S" calcext:value-type="time">
            <text:p>03:39.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time" office:time-value="PT00H05M00.991S" calcext:value-type="time">
            <text:p>05:00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0H03M54.172S" calcext:value-type="time">
            <text:p>03:54.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time" office:time-value="PT00H04M22.899S" calcext:value-type="time">
            <text:p>04:22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3-08T00:09:13.315129664</meta:creation-date>
    <dc:date>2014-03-08T00:19:26.712835787</dc:date>
    <dc:creator>Daniel </dc:creator>
    <meta:editing-duration>P0D</meta:editing-duration>
    <meta:editing-cycles>1</meta:editing-cycles>
    <meta:document-statistic meta:table-count="1" meta:cell-count="66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1:Sheet1.B33" chart:data-source-has-labels="row" svg:x="1.331cm" svg:y="0.855cm" svg:width="11.918cm" svg:height="6.984cm">
          <chartooo:coordinate-region svg:x="2.905cm" svg:y="1.054cm" svg:width="10.157cm" svg:height="6.138cm"/>
          <chart:axis chart:dimension="x" chart:name="primary-x" chart:style-name="ch4">
            <chart:title svg:x="5.844cm" svg:y="8.019cm" chart:style-name="ch5">
              <text:p>Number of Threads</text:p>
            </chart:title>
          </chart:axis>
          <chart:axis chart:dimension="y" chart:name="primary-y" chart:style-name="ch6">
            <chart:title svg:x="0.451cm" svg:y="5.198cm" chart:style-name="ch7">
              <text:p>Time taken</text:p>
            </chart:title>
            <chart:grid chart:style-name="ch8" chart:class="major"/>
          </chart:axis>
          <chart:series chart:style-name="ch9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3</svg:desc>
                </draw:g>
              </table:table-cell>
              <table:table-cell office:value-type="float" office:value="0.011914224537037">
                <text:p>0.011914224537037</text:p>
                <draw:g>
                  <svg:desc>Sheet1.B2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23163194444444">
                <text:p>0.0072316319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92358796296296">
                <text:p>0.00492358796296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85653935185185">
                <text:p>0.0048565393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22342592592593">
                <text:p>0.0042234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228125">
                <text:p>0.0032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20243055555556">
                <text:p>0.003202430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24016203703704">
                <text:p>0.00324016203703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25519212962963">
                <text:p>0.002551921296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8312037037037">
                <text:p>0.0028312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254688657407407">
                <text:p>0.0025468865740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255517361111111">
                <text:p>0.0025551736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250792824074074">
                <text:p>0.0025079282407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240429398148148">
                <text:p>0.00240429398148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253857638888889">
                <text:p>0.0025385763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54037037037037">
                <text:p>0.0025403703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250814814814815">
                <text:p>0.002508148148148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255797453703704">
                <text:p>0.0025579745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251883101851852">
                <text:p>0.0025188310185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2475625">
                <text:p>0.00247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251188657407407">
                <text:p>0.0025118865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247383101851852">
                <text:p>0.00247383101851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470666666666667">
                <text:p>0.00470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497986111111111">
                <text:p>0.00497986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325502314814815">
                <text:p>0.00325502314814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490481481481482">
                <text:p>0.00490481481481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366979166666667">
                <text:p>0.003669791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480918981481481">
                <text:p>0.00480918981481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253569444444444">
                <text:p>0.00253569444444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48369212962963">
                <text:p>0.003483692129629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271032407407407">
                <text:p>0.00271032407407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30428125">
                <text:p>0.0030428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